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2000000642C295686C95F6306.tif" manifest:media-type="image/tiff"/>
  <manifest:file-entry manifest:full-path="Pictures/1000000000000302000000648349BBCACE241439.tif" manifest:media-type="image/tiff"/>
  <manifest:file-entry manifest:full-path="Pictures/100000000000030200000064755F657AB681F49E.tif" manifest:media-type="image/tiff"/>
  <manifest:file-entry manifest:full-path="Pictures/100000000000030200000064FF938CDE97543EF2.tif" manifest:media-type="image/tiff"/>
  <manifest:file-entry manifest:full-path="Pictures/100000000000030200000064EC3FF6C5D2724A98.tif" manifest:media-type="image/tif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.207cm" draw:z-index="0"><draw:image xlink:href="Pictures/100000000000030200000064EC3FF6C5D2724A98.tif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2" text:anchor-type="paragraph" svg:width="17cm" svg:height="2.207cm" draw:z-index="1"><draw:image xlink:href="Pictures/100000000000030200000064FF938CDE97543EF2.tif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4" text:anchor-type="paragraph" svg:width="17cm" svg:height="2.207cm" draw:z-index="2"><draw:image xlink:href="Pictures/100000000000030200000064755F657AB681F49E.tif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5" text:anchor-type="paragraph" svg:width="17cm" svg:height="2.207cm" draw:z-index="3"><draw:image xlink:href="Pictures/1000000000000302000000648349BBCACE241439.tif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6" text:anchor-type="paragraph" svg:width="17cm" svg:height="2.207cm" draw:z-index="4"><draw:image xlink:href="Pictures/1000000000000302000000642C295686C95F6306.tif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5:26:14.306130063</meta:creation-date>
    <dc:date>2018-08-23T15:28:08.931076106</dc:date>
    <meta:editing-duration>PT1M55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6.0.4.2$Linux_X86_64 LibreOffice_project/00m0$Build-2</meta:generator>
  </office:meta>
</office:document-meta>
</file>